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/>
    <style:font-face style:name="DejaVu Sans" svg:font-family="'DejaVu Sans'" style:font-family-generic="swiss"/>
    <style:font-face style:name="Noto Sans" svg:font-family="'Noto Sans'" style:font-family-generic="swiss"/>
    <style:font-face style:name="Noto Sans CJK SC Regular" svg:font-family="'Noto Sans CJK SC Regular'" style:font-family-generic="swiss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21ca"/>
    </style:style>
    <style:style style:name="T1" style:family="text">
      <style:text-properties officeooo:rsid="00160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phants <text:span text:style-name="T1">revisited within 200m of a prior position on average 5 times (range: never – 86 times). On their first visit to a point, individuals remained within 200m (FPT) for </text:span>2.5 hours (range: 0.02 hours – 10 hours), and <text:span text:style-name="T1">cumulatively </text:span>spent on average 8.65 hours (range: 0.02 – 55 hours) around each point <text:span text:style-name="T1">over the entire tracking period</text:span>. <text:span text:style-name="T1">By our criteria of habitual use, </text:span>12,106 (38%) of <text:span text:style-name="T1">a total of</text:span> 32,183 relocations within 500m of water sources were identified as water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/>
    <style:font-face style:name="DejaVu Sans" svg:font-family="'DejaVu Sans'" style:font-family-generic="swiss"/>
    <style:font-face style:name="Noto Sans" svg:font-family="'Noto Sans'" style:font-family-generic="swiss"/>
    <style:font-face style:name="Noto Sans CJK SC Regular" svg:font-family="'Noto Sans CJK SC Regular'" style:font-family-generic="swiss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2pt" fo:language="en" fo:country="GB" style:letter-kerning="true" style:font-name-asian="Cambri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2pt" fo:language="en" fo:country="GB" style:letter-kerning="true" style:font-name-asian="Cambri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Noto Sans CJK SC Regular" style:font-family-asian="'Noto Sans CJK SC Regular'" style:font-family-generic-asian="swiss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oto Sans" fo:font-family="'Noto Sans'" style:font-family-generic="swiss" style:font-name-asian="Cambria" style:font-family-asian="Cambria" style:font-family-generic-asian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name-asian="Cambria" style:font-family-asian="Cambria" style:font-family-generic-asian="roman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asian="Cambria" style:font-family-asian="Cambria" style:font-family-generic-asian="roman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k gupte</meta:initial-creator>
    <meta:creation-date>2018-03-15T11:20:59.210598836</meta:creation-date>
    <dc:date>2018-03-15T11:21:08.269812422</dc:date>
    <dc:creator>pratik gupte</dc:creator>
    <meta:editing-duration>PT9S</meta:editing-duration>
    <meta:editing-cycles>1</meta:editing-cycles>
    <meta:document-statistic meta:table-count="0" meta:image-count="0" meta:object-count="0" meta:page-count="1" meta:paragraph-count="1" meta:word-count="79" meta:character-count="477" meta:non-whitespace-character-count="396"/>
    <meta:generator>LibreOffice/5.4.5.1$Linux_X86_64 LibreOffice_project/40m0$Build-1</meta:generator>
  </office:meta>
</office:document-meta>
</file>